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0c0c0" draw:textarea-horizontal-align="justify" draw:textarea-vertical-align="middle" draw:auto-grow-height="false"/>
      <style:paragraph-properties style:writing-mode="lr-tb"/>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svg:stroke-width="0.051cm" draw:marker-start-width="0.376cm" draw:marker-end-width="0.376cm" draw:fill="none"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1.267cm" fo:min-width="3.338cm"/>
      <style:paragraph-properties style:writing-mode="lr-tb"/>
    </style:style>
    <style:style style:name="gr6" style:family="graphic" style:parent-style-name="standard">
      <style:graphic-properties svg:stroke-width="0.102cm" draw:marker-start-width="0.452cm" draw:marker-end-width="0.452cm" draw:fill="none" draw:textarea-vertical-align="middle" draw:auto-grow-height="false" fo:min-height="0.749cm" fo:min-width="0.49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3.78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817cm" fo:min-width="4.2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817cm" fo:min-width="4.56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907cm" fo:min-width="4.00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3.62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8.362cm"/>
      <style:paragraph-properties style:writing-mode="lr-tb"/>
    </style:style>
    <style:style style:name="gr13" style:family="graphic" style:parent-style-name="standard">
      <style:graphic-properties draw:stroke="none" draw:fill="none" draw:fill-color="#ffffff" fo:min-height="15.816cm"/>
      <style:paragraph-properties style:writing-mode="lr-tb"/>
    </style:style>
    <style:style style:name="gr14" style:family="graphic" style:parent-style-name="standard">
      <style:graphic-properties draw:stroke="none" draw:fill="none" draw:fill-color="#ffffff" fo:min-height="16.73cm"/>
      <style:paragraph-properties style:writing-mode="lr-tb"/>
    </style:style>
    <style:style style:name="pr1" style:family="presentation" style:parent-style-name="Standard-title">
      <style:graphic-properties fo:min-height="3.256cm"/>
      <style:paragraph-properties style:writing-mode="lr-tb"/>
    </style:style>
    <style:style style:name="pr2" style:family="presentation" style:parent-style-name="Standard-subtitle">
      <style:graphic-properties draw:fill-color="#ffffff" fo:min-height="9.961cm"/>
      <style:paragraph-properties style:writing-mode="lr-tb"/>
    </style:style>
    <style:style style:name="pr3" style:family="presentation" style:parent-style-name="Standard-subtitle">
      <style:graphic-properties draw:fill-color="#ffffff" fo:min-height="5.298cm"/>
      <style:paragraph-properties style:writing-mode="lr-tb"/>
    </style:style>
    <style:style style:name="pr4" style:family="presentation" style:parent-style-name="Standard-notes">
      <style:graphic-properties draw:fill-color="#ffffff" fo:min-height="13.114cm"/>
      <style:paragraph-properties style:writing-mode="lr-tb"/>
    </style:style>
    <style:style style:name="pr5" style:family="presentation" style:parent-style-name="Standard-title">
      <style:graphic-properties fo:min-height="3.506cm"/>
      <style:paragraph-properties style:writing-mode="lr-tb"/>
    </style:style>
    <style:style style:name="pr6" style:family="presentation" style:parent-style-name="Standard-outline1">
      <style:graphic-properties fo:min-height="12.18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Standard-outline1">
      <style:graphic-properties fo:min-height="16.413cm"/>
      <style:paragraph-properties style:writing-mode="lr-tb"/>
    </style:style>
    <style:style style:name="pr9" style:family="presentation" style:parent-style-name="Standard-outline1">
      <style:graphic-properties fo:min-height="16.26cm"/>
      <style:paragraph-properties style:writing-mode="lr-tb"/>
    </style:style>
    <style:style style:name="pr10" style:family="presentation" style:parent-style-name="Standard-outline1">
      <style:graphic-properties fo:min-height="19.298cm"/>
      <style:paragraph-properties style:writing-mode="lr-tb"/>
    </style:style>
    <style:style style:name="pr11" style:family="presentation" style:parent-style-name="Standard-outline1">
      <style:graphic-properties fo:min-height="12.619cm"/>
      <style:paragraph-properties style:writing-mode="lr-tb"/>
    </style:style>
    <style:style style:name="pr12" style:family="presentation" style:parent-style-name="Standard-outline1">
      <style:graphic-properties fo:min-height="17.017cm"/>
      <style:paragraph-properties style:writing-mode="lr-tb"/>
    </style:style>
    <style:style style:name="pr13" style:family="presentation" style:parent-style-name="Standard-outline1">
      <style:graphic-properties fo:min-height="14.917cm"/>
      <style:paragraph-properties style:writing-mode="lr-tb"/>
    </style:style>
    <style:style style:name="pr14" style:family="presentation" style:parent-style-name="Standard-outline1">
      <style:graphic-properties fo:min-height="16.043cm"/>
      <style:paragraph-properties style:writing-mode="lr-tb"/>
    </style:style>
    <style:style style:name="pr15" style:family="presentation" style:parent-style-name="Standard-outline1">
      <style:graphic-properties fo:min-height="16.891cm"/>
      <style:paragraph-properties style:writing-mode="lr-tb"/>
    </style:style>
    <style:style style:name="pr16" style:family="presentation" style:parent-style-name="Standard-outline1">
      <style:graphic-properties fo:min-height="14.761cm"/>
      <style:paragraph-properties style:writing-mode="lr-tb"/>
    </style:style>
    <style:style style:name="pr17" style:family="presentation" style:parent-style-name="Standard-outline1">
      <style:graphic-properties fo:min-height="12.334cm"/>
      <style:paragraph-properties style:writing-mode="lr-tb"/>
    </style:style>
    <style:style style:name="pr18" style:family="presentation" style:parent-style-name="Standard-outline1">
      <style:graphic-properties fo:min-height="13.073cm"/>
      <style:paragraph-properties style:writing-mode="lr-tb"/>
    </style:style>
    <style:style style:name="pr19" style:family="presentation" style:parent-style-name="Standard-outline1">
      <style:graphic-properties fo:min-height="13.895cm"/>
      <style:paragraph-properties style:writing-mode="lr-tb"/>
    </style:style>
    <style:style style:name="pr20" style:family="presentation" style:parent-style-name="Standard-outline1">
      <style:graphic-properties fo:min-height="15.792cm"/>
      <style:paragraph-properties style:writing-mode="lr-tb"/>
    </style:style>
    <style:style style:name="pr21" style:family="presentation" style:parent-style-name="Standard-outline1">
      <style:graphic-properties fo:min-height="15.216cm"/>
      <style:paragraph-properties style:writing-mode="lr-tb"/>
    </style:style>
    <style:style style:name="pr22" style:family="presentation" style:parent-style-name="Standard-outline1">
      <style:graphic-properties fo:min-height="16.463cm"/>
      <style:paragraph-properties style:writing-mode="lr-tb"/>
    </style:style>
    <style:style style:name="P1" style:family="paragraph">
      <style:paragraph-properties style:writing-mode="lr-tb"/>
      <style:text-properties fo:color="#0000ff" loext:opacity="100%" fo:font-size="36pt" style:font-size-asian="36pt" style:font-size-complex="36pt"/>
    </style:style>
    <style:style style:name="P2" style:family="paragraph">
      <loext:graphic-properties draw:fill-color="#ffffff"/>
      <style:paragraph-properties style:writing-mode="lr-tb"/>
      <style:text-properties fo:color="#ff0000" loext:opacity="100%" fo:font-size="44pt" fo:font-weight="bold" style:font-size-asian="44pt" style:font-weight-asian="bold" style:font-size-complex="44pt" style:font-weight-complex="bold"/>
    </style:style>
    <style:style style:name="P3" style:family="paragraph">
      <loext:graphic-properties draw:fill-color="#ffffff"/>
      <style:paragraph-properties style:writing-mode="lr-tb"/>
      <style:text-properties fo:color="#b3b3b3" loext:opacity="100%" fo:font-size="26pt" style:font-size-asian="26pt" style:font-size-complex="26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color="#4700b8" loext:opacity="100%"/>
    </style:style>
    <style:style style:name="P6" style:family="paragraph">
      <style:paragraph-properties style:writing-mode="lr-tb"/>
    </style:style>
    <style:style style:name="P7" style:family="paragraph">
      <loext:graphic-properties draw:fill-color="#ffffff"/>
      <style:paragraph-properties style:writing-mode="lr-tb"/>
    </style:style>
    <style:style style:name="P8" style:family="paragraph">
      <style:paragraph-properties fo:margin-top="0cm" fo:margin-bottom="0.3cm" fo:text-align="center"/>
    </style:style>
    <style:style style:name="P9" style:family="paragraph">
      <style:paragraph-properties fo:margin-top="0cm" fo:margin-bottom="0.4cm" fo:text-align="center"/>
    </style:style>
    <style:style style:name="P10" style:family="paragraph">
      <style:paragraph-properties fo:margin-top="0cm" fo:margin-bottom="0.3cm"/>
    </style:style>
    <style:style style:name="P11" style:family="paragraph">
      <style:paragraph-properties fo:margin-top="0cm" fo:margin-bottom="0.2cm" fo:text-align="center"/>
    </style:style>
    <style:style style:name="P12" style:family="paragraph">
      <style:paragraph-properties fo:text-align="center" style:writing-mode="lr-tb"/>
    </style:style>
    <style:style style:name="P13" style:family="paragraph">
      <loext:graphic-properties draw:fill-color="#c0c0c0"/>
      <style:paragraph-properties fo:text-align="center" style:writing-mode="lr-tb"/>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6"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T1" style:family="text">
      <style:text-properties fo:color="#0000ff" loext:opacity="100%" fo:font-size="36pt" style:font-size-asian="36pt" style:font-size-complex="36pt"/>
    </style:style>
    <style:style style:name="T2" style:family="text">
      <style:text-properties fo:color="#ff0000" loext:opacity="100%" fo:font-size="44pt" style:text-underline-style="solid" style:text-underline-width="auto" style:text-underline-color="font-color" fo:font-weight="bold" style:font-size-asian="44pt" style:font-weight-asian="bold" style:font-size-complex="44pt" style:font-weight-complex="bold"/>
    </style:style>
    <style:style style:name="T3" style:family="text">
      <style:text-properties fo:color="#ff0000" loext:opacity="100%" fo:font-size="44pt" fo:font-weight="bold" style:font-size-asian="44pt" style:font-weight-asian="bold" style:font-size-complex="44pt" style:font-weight-complex="bold"/>
    </style:style>
    <style:style style:name="T4" style:family="text">
      <style:text-properties fo:color="#b3b3b3" loext:opacity="100%" fo:font-size="28pt" style:text-underline-style="solid" style:text-underline-width="auto" style:text-underline-color="font-color" style:font-size-asian="28pt" style:font-size-complex="28pt"/>
    </style:style>
    <style:style style:name="T5" style:family="text">
      <style:text-properties fo:color="#b3b3b3" loext:opacity="100%" fo:font-size="28pt" style:font-size-asian="28pt" style:font-size-complex="28pt"/>
    </style:style>
    <style:style style:name="T6" style:family="text">
      <style:text-properties fo:color="#b3b3b3" loext:opacity="100%" fo:font-size="26pt" style:font-size-asian="26pt" style:font-size-complex="26pt"/>
    </style:style>
    <style:style style:name="T7" style:family="text">
      <style:text-properties fo:color="#4700b8" loext:opacity="100%"/>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Systè</text:span><text:span text:style-name="T1">me </text:span><text:span text:style-name="T1">d’expl</text:span><text:span text:style-name="T1">oitatio</text:span><text:span text:style-name="T1">n</text:span></text:p>
          </draw:text-box>
        </draw:frame>
        <draw:frame presentation:style-name="pr2" draw:text-style-name="P2" draw:layer="layout" svg:width="25.199cm" svg:height="9.961cm" svg:x="1.4cm" svg:y="5.039cm" presentation:class="subtitle" presentation:user-transformed="true">
          <draw:text-box>
            <text:p><text:span text:style-name="T2">Cha</text:span><text:span text:style-name="T2">pitre </text:span><text:span text:style-name="T2">1 </text:span><text:span text:style-name="T3">: </text:span><text:span text:style-name="T3">Cont</text:span><text:span text:style-name="T3">aine</text:span><text:span text:style-name="T3">rs</text:span></text:p>
          </draw:text-box>
        </draw:frame>
        <draw:frame presentation:style-name="pr3" draw:text-style-name="P3" draw:layer="layout" svg:width="25.199cm" svg:height="5.298cm" svg:x="1.5cm" svg:y="14.712cm">
          <draw:text-box>
            <text:p><text:span text:style-name="T4">Chargé </text:span><text:span text:style-name="T4">de </text:span><text:span text:style-name="T4">cours </text:span><text:span text:style-name="T5">:</text:span></text:p>
            <text:p><text:span text:style-name="T5">Emery </text:span><text:span text:style-name="T5">Kouassi </text:span><text:span text:style-name="T5">Assogb</text:span><text:span text:style-name="T5">a</text:span></text:p>
            <text:p><text:span text:style-name="T6">Tél : 95 </text:span><text:span text:style-name="T6">22 20 73</text:span></text:p>
            <text:p><text:span text:style-name="T6">Emery.a</text:span><text:span text:style-name="T6">ssogba</text:span><text:span text:style-name="T6">@uac.bj</text:span><text:span text:style-name="T6">/ </text:span><text:span text:style-name="T6"><text:a xlink:href="mailto:emery.assogba@ptgfengineering.com" xlink:type="simple">emery.assogba@ptgfengineering.com</text:a></text:span></text:p>
          </draw:text-box>
        </draw:frame>
        <presentation:notes draw:style-name="dp2">
          <draw:page-thumbnail draw:style-name="gr1" draw:layer="layout" svg:width="14.848cm" svg:height="11.136cm" svg:x="3.075cm" svg:y="2.257cm" draw:page-number="1" presentation:class="page"/>
          <draw:frame presentation:style-name="pr4" draw:text-style-name="P4"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p><text:span text:style-name="T7">Qu’e</text:span><text:span text:style-name="T7">st ce </text:span><text:span text:style-name="T7">qu’u</text:span><text:span text:style-name="T7">n </text:span><text:span text:style-name="T7">cont</text:span><text:span text:style-name="T7">eneu</text:span><text:span text:style-name="T7">r </text:span></text:p>
          </draw:text-box>
        </draw:frame>
        <draw:frame presentation:style-name="pr6" draw:text-style-name="P6" draw:layer="layout" svg:width="25.199cm" svg:height="12.18cm" svg:x="1.4cm" svg:y="4.914cm" presentation:class="outline" presentation:user-transformed="true">
          <draw:text-box>
            <text:list text:style-name="L2">
              <text:list-item>
                <text:list>
                  <text:list-header>
                    <text:p>Aujourd'hui, la norme de l'industrie consiste à utiliser des machines virtuelles (VM) pour exécuter des applications logicielles. </text:p>
                  </text:list-header>
                  <text:list-item>
                    <text:p>Les VM exécutent des applications dans un système d'exploitation invité, qui s'exécute sur du matériel virtuel fourni par le système d'exploitation hôte du serveur.</text:p>
                    <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p><text:span text:style-name="T7">Qu’e</text:span><text:span text:style-name="T7">st ce </text:span><text:span text:style-name="T7">qu’u</text:span><text:span text:style-name="T7">n </text:span><text:span text:style-name="T7">cont</text:span><text:span text:style-name="T7">eneu</text:span><text:span text:style-name="T7">r </text:span></text:p>
          </draw:text-box>
        </draw:frame>
        <draw:frame presentation:style-name="pr8" draw:text-style-name="P6" draw:layer="layout" svg:width="25.199cm" svg:height="16.413cm" svg:x="1.4cm" svg:y="4.914cm" presentation:class="outline" presentation:user-transformed="true">
          <draw:text-box>
            <text:list text:style-name="L2">
              <text:list-item>
                <text:list>
                  <text:list-item>
                    <text:list>
                      <text:list-item>
                        <text:p>Les machines virtuelles sont parfaites pour fournir une isolation complète des processus pour les applications: il existe très peu de façons dont un problème dans le système d'exploitation hôte peut affecter le logiciel exécuté dans le système d'exploitation invité, et vice-versa. </text:p>
                        <text:list>
                          <text:list-item>
                            <text:p>Mais cet isolement a un coût élevé - la surcharge de calcul consacrée à la virtualisation du matériel pour un OS invité à utiliser est considérable.</text:p>
                          </text:list-item>
                        </text:list>
                      </text:list-item>
                      <text:list-item>
                        <text:p>Les conteneurs adoptent une approche différente: en tirant parti de la mécanique de bas niveau du système d'exploitation hôte, les conteneurs fournissent l'essentiel de l'isolation des machines virtuelles à une fraction de la puissance de calcul.</text:p>
                      </text:list-item>
                    </text:list>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P</text:span><text:span text:style-name="T7">o</text:span><text:span text:style-name="T7">u</text:span><text:span text:style-name="T7">r</text:span><text:span text:style-name="T7">q</text:span><text:span text:style-name="T7">u</text:span><text:span text:style-name="T7">o</text:span><text:span text:style-name="T7">i</text:span><text:span text:style-name="T7"> </text:span><text:span text:style-name="T7">u</text:span><text:span text:style-name="T7">t</text:span><text:span text:style-name="T7">i</text:span><text:span text:style-name="T7">l</text:span><text:span text:style-name="T7">i</text:span><text:span text:style-name="T7">s</text:span><text:span text:style-name="T7">e</text:span><text:span text:style-name="T7">r</text:span><text:span text:style-name="T7"> </text:span><text:span text:style-name="T7">d</text:span><text:span text:style-name="T7">e</text:span><text:span text:style-name="T7">s</text:span><text:span text:style-name="T7"> </text:span><text:span text:style-name="T7">c</text:span><text:span text:style-name="T7">o</text:span><text:span text:style-name="T7">n</text:span><text:span text:style-name="T7">t</text:span><text:span text:style-name="T7">e</text:span><text:span text:style-name="T7">n</text:span><text:span text:style-name="T7">e</text:span><text:span text:style-name="T7">u</text:span><text:span text:style-name="T7">r</text:span><text:span text:style-name="T7">s</text:span><text:span text:style-name="T7">?</text:span></text:p>
                      </text:list-header>
                    </text:list>
                  </text:list-item>
                </text:list>
              </text:list-item>
            </text:list>
          </draw:text-box>
        </draw:frame>
        <draw:frame presentation:style-name="pr9" draw:text-style-name="P6" draw:layer="layout" svg:width="25.199cm" svg:height="16.26cm" svg:x="1.4cm" svg:y="4.914cm" presentation:class="outline" presentation:user-transformed="true">
          <draw:text-box>
            <text:list text:style-name="L2">
              <text:list-item>
                <text:list>
                  <text:list-item>
                    <text:list>
                      <text:list-item>
                        <text:list>
                          <text:list-item>
                            <text:p>Les conteneurs offrent un mécanisme d'empaquetage logique dans lequel les applications peuvent être extraites de l'environnement dans lequel elles s'exécutent réellement. </text:p>
                          </text:list-item>
                          <text:list-item>
                            <text:p>Ce découplage permet aux applications basées sur des conteneurs d'être déployées facilement et de manière cohérente, que l'environnement cible soit un centre de données privé, le cloud public ou même un ordinateur portable personnel d'un développeur. </text:p>
                          </text:list-item>
                          <text:list-item>
                            <text:p>Cela donne aux développeurs la possibilité de créer des environnements prévisibles isolés du reste des applications et pouvant être exécutés n'importe où.</text:p>
                          </text:list-item>
                          <text:list-item>
                            <text:p>Du point de vue des opérations, outre la portabilité, les conteneurs offrent également un contrôle plus granulaire sur les ressources, ce qui améliore l'efficacité de votre infrastructure, ce qui peut entraîner une meilleure utilisation de vos ressources de calcul.</text:p>
                          </text:list-item>
                        </text:list>
                      </text:list-item>
                    </text:list>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Q</text:span><text:span text:style-name="T7">u</text:span><text:span text:style-name="T7">’</text:span><text:span text:style-name="T7">e</text:span><text:span text:style-name="T7">s</text:span><text:span text:style-name="T7">t</text:span><text:span text:style-name="T7"> </text:span><text:span text:style-name="T7">c</text:span><text:span text:style-name="T7">e</text:span><text:span text:style-name="T7"> </text:span><text:span text:style-name="T7">q</text:span><text:span text:style-name="T7">u</text:span><text:span text:style-name="T7">e</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draw:text-box>
        </draw:frame>
        <draw:frame presentation:style-name="pr6" draw:text-style-name="P6" draw:layer="layout" svg:width="25.199cm" svg:height="12.18cm" svg:x="1.4cm" svg:y="4.914cm" presentation:class="outline" presentation:user-transformed="true">
          <draw:text-box>
            <text:list text:style-name="L2">
              <text:list-item>
                <text:list>
                  <text:list-item>
                    <text:list>
                      <text:list-item>
                        <text:list>
                          <text:list-item>
                            <text:p>Docker est un outil qui permet aux développeurs, aux administrateurs système, etc. de déployer facilement leurs applications dans un bac à sable (appelé conteneurs) pour s'exécuter sur le système d'exploitation hôte, c'est-à-dire Linux.</text:p>
                          </text:list-item>
                          <text:list-item>
                            <text:p>Le principal avantage de Docker est qu'il permet aux utilisateurs de regrouper une application avec toutes ses dépendances dans une unité standardisée pour le développement logiciel.</text:p>
                          </text:list-item>
                          <text:list-item>
                            <text:p>Contrairement aux machines virtuelles, les conteneurs n'ont pas de surcharge élevée et permettent donc une utilisation plus efficace du système et des ressources sous-jacents.</text:p>
                          </text:list-item>
                        </text:list>
                      </text:list-item>
                    </text:list>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I</text:span><text:span text:style-name="T7">n</text:span><text:span text:style-name="T7">s</text:span><text:span text:style-name="T7">t</text:span><text:span text:style-name="T7">a</text:span><text:span text:style-name="T7">l</text:span><text:span text:style-name="T7">l</text:span><text:span text:style-name="T7">e</text:span><text:span text:style-name="T7">r</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draw:text-box>
        </draw:frame>
        <draw:frame presentation:style-name="pr10" draw:text-style-name="P6" draw:layer="layout" svg:width="25.199cm" svg:height="19.298cm" svg:x="1.4cm" svg:y="4.914cm" presentation:class="outline" presentation:user-transformed="true">
          <draw:text-box>
            <text:list text:style-name="L2">
              <text:list-item>
                <text:list>
                  <text:list-item>
                    <text:p>Supprimer l’ancienne version</text:p>
                    <text:list>
                      <text:list-item>
                        <text:p>sudo apt-get remove docker docker-engine docker.io containerd runc</text:p>
                      </text:list-item>
                    </text:list>
                  </text:list-item>
                  <text:list-item>
                    <text:p>Configurer le repo</text:p>
                    <text:list>
                      <text:list-item>
                        <text:p>sudo apt-get update</text:p>
                      </text:list-item>
                      <text:list-item>
                        <text:p>sudo apt-get install apt-transport-https ca-certificates curl <text:s/>gnupg-agent software-properties-common</text:p>
                      </text:list-item>
                      <text:list-item>
                        <text:p>curl -fsSL https://download.docker.com/linux/ubuntu/gpg | sudo apt-key add -</text:p>
                      </text:list-item>
                      <text:list-item>
                        <text:p><text:s/>sudo apt-key fingerprint 0EBFCD88</text:p>
                      </text:list-item>
                      <text:list-item>
                        <text:p>sudo add-apt-repository "deb [arch=amd64] https://download.docker.com/linux/ubuntu $(lsb_release -cs) stable"</text:p>
                        <text:p/>
                      </text:list-item>
                    </text:list>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I</text:span><text:span text:style-name="T7">n</text:span><text:span text:style-name="T7">s</text:span><text:span text:style-name="T7">t</text:span><text:span text:style-name="T7">a</text:span><text:span text:style-name="T7">l</text:span><text:span text:style-name="T7">l</text:span><text:span text:style-name="T7">e</text:span><text:span text:style-name="T7">r</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draw:text-box>
        </draw:frame>
        <draw:frame presentation:style-name="pr6" draw:text-style-name="P6" draw:layer="layout" svg:width="25.199cm" svg:height="12.18cm" svg:x="1.4cm" svg:y="4.914cm" presentation:class="outline" presentation:user-transformed="true">
          <draw:text-box>
            <text:list text:style-name="L2">
              <text:list-item>
                <text:list>
                  <text:list-item>
                    <text:p>Installer Docker engine</text:p>
                    <text:list>
                      <text:list-item>
                        <text:p>sudo apt-get update</text:p>
                      </text:list-item>
                      <text:list-item>
                        <text:p>sudo apt-get install docker-ce docker-ce-cli containerd.io</text:p>
                      </text:list-item>
                    </text:list>
                  </text:list-item>
                  <text:list-item>
                    <text:p>Vérifier que tout se passe bien</text:p>
                    <text:list>
                      <text:list-item>
                        <text:p>sudo docker run hello-world</text:p>
                        <text:p/>
                      </text:list-item>
                    </text:list>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B</text:span><text:span text:style-name="T7">u</text:span><text:span text:style-name="T7">s</text:span><text:span text:style-name="T7">y</text:span><text:span text:style-name="T7">B</text:span><text:span text:style-name="T7">o</text:span><text:span text:style-name="T7">x</text:span></text:p>
                      </text:list-header>
                    </text:list>
                  </text:list-item>
                </text:list>
              </text:list-item>
            </text:list>
          </draw:text-box>
        </draw:frame>
        <draw:frame presentation:style-name="pr11" draw:text-style-name="P6" draw:layer="layout" svg:width="25.199cm" svg:height="12.619cm" svg:x="1.4cm" svg:y="4.914cm" presentation:class="outline" presentation:user-transformed="true">
          <draw:text-box>
            <text:list text:style-name="L2">
              <text:list-item>
                <text:list>
                  <text:list-item>
                    <text:p>Maintenant que nous avons tout configuré, il est temps de se salir les mains. Dans cette section, nous allons exécuter un conteneur Busybox sur notre système et avoir un aperçu de la commande docker run.</text:p>
                  </text:list-item>
                  <text:list-item>
                    <text:p>Pour commencer, exécutons ce qui suit dans notre terminal:</text:p>
                    <text:list>
                      <text:list-item>
                        <text:p>docker pull busybox</text:p>
                      </text:list-item>
                    </text:list>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B</text:span><text:span text:style-name="T7">u</text:span><text:span text:style-name="T7">s</text:span><text:span text:style-name="T7">y</text:span><text:span text:style-name="T7">B</text:span><text:span text:style-name="T7">o</text:span><text:span text:style-name="T7">x</text:span></text:p>
                      </text:list-header>
                    </text:list>
                  </text:list-item>
                </text:list>
              </text:list-item>
            </text:list>
          </draw:text-box>
        </draw:frame>
        <draw:frame presentation:style-name="pr6" draw:text-style-name="P6" draw:layer="layout" svg:width="25.199cm" svg:height="12.18cm" svg:x="1.4cm" svg:y="4.914cm" presentation:class="outline" presentation:user-transformed="true">
          <draw:text-box>
            <text:list text:style-name="L2">
              <text:list-item>
                <text:list>
                  <text:list-item>
                    <text:p>La commande pull récupère l'image busybox du registre Docker et l'enregistre sur notre système.</text:p>
                  </text:list-item>
                  <text:list-item>
                    <text:p>Vous pouvez utiliser la commande docker images pour afficher une liste de toutes les images de votre système.</text:p>
                    <text:list>
                      <text:list-item>
                        <text:p>docker images</text:p>
                      </text:list-item>
                    </text:list>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header>
                    <text:p text:style-name="P9"><text:span text:style-name="T7">D</text:span><text:span text:style-name="T7">o</text:span><text:span text:style-name="T7">c</text:span><text:span text:style-name="T7">k</text:span><text:span text:style-name="T7">e</text:span><text:span text:style-name="T7">r </text:span><text:span text:style-name="T7">R</text:span><text:span text:style-name="T7">u</text:span><text:span text:style-name="T7">n</text:span></text:p>
                  </text:list-header>
                </text:list>
              </text:list-item>
            </text:list>
          </draw:text-box>
        </draw:frame>
        <draw:frame presentation:style-name="pr12" draw:text-style-name="P6" draw:layer="layout" svg:width="25.199cm" svg:height="17.017cm" svg:x="1.301cm" svg:y="3.983cm" presentation:class="outline" presentation:user-transformed="true">
          <draw:text-box>
            <text:list text:style-name="L2">
              <text:list-item>
                <text:list>
                  <text:list-item>
                    <text:p>Exécutons maintenant un conteneur Docker basé sur cette image. Pour ce faire, nous allons utiliser la commande tout-puissant docker run.</text:p>
                    <text:list>
                      <text:list-item>
                        <text:p>docker run busybox</text:p>
                      </text:list-item>
                    </text:list>
                  </text:list-item>
                  <text:list-item>
                    <text:p>Dans les coulisses, beaucoup de choses se sont produites. Lorsque vous appelez run, le client Docker trouve l'image (busybox dans ce cas), charge le conteneur, puis exécute une commande dans ce conteneur. </text:p>
                    <text:list>
                      <text:list-item>
                        <text:p>Lorsque nous exécutons docker run busybox, nous n'avons pas fourni de commande, donc le conteneur a démarré, a exécuté une commande vide puis s’est terminé. </text:p>
                        <text:list>
                          <text:list-item>
                            <text:p>docker run busybox echo "hello from busybox"</text:p>
                          </text:list-item>
                        </text:list>
                      </text:list-item>
                    </text:list>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header>
                    <text:p text:style-name="P9"><text:span text:style-name="T7">D</text:span><text:span text:style-name="T7">o</text:span><text:span text:style-name="T7">c</text:span><text:span text:style-name="T7">k</text:span><text:span text:style-name="T7">e</text:span><text:span text:style-name="T7">r </text:span><text:span text:style-name="T7">R</text:span><text:span text:style-name="T7">u</text:span><text:span text:style-name="T7">n</text:span></text:p>
                  </text:list-header>
                </text:list>
              </text:list-item>
            </text:list>
          </draw:text-box>
        </draw:frame>
        <draw:frame presentation:style-name="pr13" draw:text-style-name="P6" draw:layer="layout" svg:width="25.199cm" svg:height="14.917cm" svg:x="1.301cm" svg:y="3.983cm" presentation:class="outline" presentation:user-transformed="true">
          <draw:text-box>
            <text:list text:style-name="L2">
              <text:list-item>
                <text:list>
                  <text:list-item>
                    <text:p>Dans ce cas, le client Docker a exécuté consciencieusement la commande echo dans notre conteneur busybox, puis s’est terminé. </text:p>
                    <text:list>
                      <text:list-item>
                        <text:p>Si vous avez remarqué, tout cela s'est passé assez rapidement. </text:p>
                      </text:list-item>
                      <text:list-item>
                        <text:p>Imaginez démarrer une machine virtuelle, exécuter une commande puis la tuer. </text:p>
                      </text:list-item>
                      <text:list-item>
                        <text:p>Vous savez maintenant pourquoi on dit que les conteneurs sont rapides! </text:p>
                        <text:list>
                          <text:list-item>
                            <text:p>La commande docker ps vous montre tous les conteneurs en cours d'exécution.</text:p>
                            <text:list>
                              <text:list-item>
                                <text:p>docker ps</text:p>
                              </text:list-item>
                              <text:list-item>
                                <text:p>docker ps -a</text:p>
                              </text:list-item>
                            </text:list>
                          </text:list-item>
                        </text:list>
                      </text:list-item>
                    </text:list>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header>
                    <text:p text:style-name="P9"><text:span text:style-name="T7">D</text:span><text:span text:style-name="T7">o</text:span><text:span text:style-name="T7">c</text:span><text:span text:style-name="T7">k</text:span><text:span text:style-name="T7">e</text:span><text:span text:style-name="T7">r </text:span><text:span text:style-name="T7">R</text:span><text:span text:style-name="T7">u</text:span><text:span text:style-name="T7">n</text:span></text:p>
                  </text:list-header>
                </text:list>
              </text:list-item>
            </text:list>
          </draw:text-box>
        </draw:frame>
        <draw:frame presentation:style-name="pr14" draw:text-style-name="P6" draw:layer="layout" svg:width="25.199cm" svg:height="16.043cm" svg:x="2cm" svg:y="3.957cm" presentation:class="outline" presentation:user-transformed="true">
          <draw:text-box>
            <text:list text:style-name="L2">
              <text:list-item>
                <text:list>
                  <text:list-item>
                    <text:p>Vous vous demandez probablement s'il existe un moyen d'exécuter plusieurs commandes dans un conteneur. </text:p>
                    <text:list>
                      <text:list-item>
                        <text:p>docker run -it busybox sh</text:p>
                      </text:list-item>
                    </text:list>
                  </text:list-item>
                  <text:list-item>
                    <text:p>L'exécution de la commande run avec les options -it nous attache à un tty interactif dans le conteneur.</text:p>
                  </text:list-item>
                  <text:list-item>
                    <text:p>Maintenant, nous pouvons exécuter autant de commandes dans le conteneur que nous le voulons. </text:p>
                  </text:list-item>
                  <text:list-item>
                    <text:p>Pour en savoir plus sur run, utilisez </text:p>
                    <text:list>
                      <text:list-item>
                        <text:p>docker run --help pour afficher une liste de tous les indicateurs pris en charge. </text:p>
                      </text:list-item>
                    </text:list>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header>
                    <text:p text:style-name="P9"><text:span text:style-name="T7">D</text:span><text:span text:style-name="T7">o</text:span><text:span text:style-name="T7">c</text:span><text:span text:style-name="T7">k</text:span><text:span text:style-name="T7">e</text:span><text:span text:style-name="T7">r </text:span><text:span text:style-name="T7">R</text:span><text:span text:style-name="T7">u</text:span><text:span text:style-name="T7">n</text:span></text:p>
                  </text:list-header>
                </text:list>
              </text:list-item>
            </text:list>
          </draw:text-box>
        </draw:frame>
        <draw:frame presentation:style-name="pr15" draw:text-style-name="P6" draw:layer="layout" svg:width="25.199cm" svg:height="16.891cm" svg:x="0.301cm" svg:y="3.609cm" presentation:class="outline" presentation:user-transformed="true">
          <draw:text-box>
            <text:list text:style-name="L2">
              <text:list-item>
                <text:list>
                  <text:list-item>
                    <text:list>
                      <text:list-item>
                        <text:p>Avant d'aller de l'avant, parlons rapidement de la suppression des conteneurs. </text:p>
                      </text:list-item>
                      <text:list-item>
                        <text:p>Nous avons vu ci-dessus que nous pouvons toujours voir les restes du conteneur même après la fin en exécutant docker ps -a. </text:p>
                      </text:list-item>
                      <text:list-item>
                        <text:p>Vous exécuterez docker run plusieurs fois et laisser des conteneurs errants consommera de l'espace disque. </text:p>
                      </text:list-item>
                      <text:list-item>
                        <text:p>Par conséquent, en règle générale, je nettoie les conteneurs une fois que j'en ai terminé avec eux. </text:p>
                      </text:list-item>
                      <text:list-item>
                        <text:p>Pour ce faire, vous pouvez exécuter la commande docker rm. Copiez simplement les ID de conteneur ci-dessus et collez-les à côté de la commande.</text:p>
                        <text:list>
                          <text:list-item>
                            <text:p>docker rm 305297d7a235 ff0a5c3750b9</text:p>
                          </text:list-item>
                          <text:list-item>
                            <text:p>docker rm $(docker ps -a -q -f status=exited)</text:p>
                          </text:list-item>
                          <text:list-item>
                            <text:p>docker container prune</text:p>
                          </text:list-item>
                        </text:list>
                      </text:list-item>
                    </text:list>
                    <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header>
                    <text:p text:style-name="P9"><text:span text:style-name="T7">T</text:span><text:span text:style-name="T7">e</text:span><text:span text:style-name="T7">r</text:span><text:span text:style-name="T7">m</text:span><text:span text:style-name="T7">in</text:span><text:span text:style-name="T7">ol</text:span><text:span text:style-name="T7">o</text:span><text:span text:style-name="T7">gi</text:span><text:span text:style-name="T7">e</text:span><text:span text:style-name="T7">s</text:span></text:p>
                  </text:list-header>
                </text:list>
              </text:list-item>
            </text:list>
          </draw:text-box>
        </draw:frame>
        <draw:frame presentation:style-name="pr16" draw:text-style-name="P6" draw:layer="layout" svg:width="25.199cm" svg:height="14.761cm" svg:x="0.301cm" svg:y="3.609cm" presentation:class="outline" presentation:user-transformed="true">
          <draw:text-box>
            <text:list text:style-name="L2">
              <text:list-item>
                <text:list>
                  <text:list-item>
                    <text:list>
                      <text:list-item>
                        <text:p>Images - Les plans de notre application qui forment la base des conteneurs. Dans la démo ci-dessus, nous avons utilisé la commande docker pull pour télécharger l'image busybox.</text:p>
                      </text:list-item>
                      <text:list-item>
                        <text:p>Conteneurs - Créé à partir d'images Docker et exécutez l'application réelle. Nous créons un conteneur à l'aide de docker run, ce que nous avons fait en utilisant l'image busybox que nous avons téléchargée. Une liste des conteneurs en cours d'exécution peut être affichée à l'aide de la commande docker ps.</text:p>
                      </text:list-item>
                      <text:list-item>
                        <text:p>Docker Daemon - Le service d'arrière-plan s'exécutant sur l'hôte qui gère la création, l'exécution et la distribution de conteneurs Docker. Le démon est le processus qui s'exécute dans le système d'exploitation auquel les clients parlent.</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header>
                    <text:p text:style-name="P9"><text:span text:style-name="T7">T</text:span><text:span text:style-name="T7">e</text:span><text:span text:style-name="T7">r</text:span><text:span text:style-name="T7">m</text:span><text:span text:style-name="T7">in</text:span><text:span text:style-name="T7">ol</text:span><text:span text:style-name="T7">o</text:span><text:span text:style-name="T7">gi</text:span><text:span text:style-name="T7">e</text:span><text:span text:style-name="T7">s</text:span></text:p>
                  </text:list-header>
                </text:list>
              </text:list-item>
            </text:list>
          </draw:text-box>
        </draw:frame>
        <draw:frame presentation:style-name="pr6" draw:text-style-name="P6" draw:layer="layout" svg:width="25.199cm" svg:height="12.18cm" svg:x="0.301cm" svg:y="3.609cm" presentation:class="outline" presentation:user-transformed="true">
          <draw:text-box>
            <text:list text:style-name="L2">
              <text:list-item>
                <text:list>
                  <text:list-item>
                    <text:list>
                      <text:list-item>
                        <text:p text:style-name="P10">Client Docker - L'outil de ligne de commande qui permet à l'utilisateur d'interagir avec le démon. Plus généralement, il peut y avoir d'autres formes de clients - comme Kitematic qui fournit une interface graphique aux utilisateurs.</text:p>
                      </text:list-item>
                      <text:list-item>
                        <text:p text:style-name="P10">Docker Hub - Un registre d'images Docker. Vous pouvez considérer le registre comme un répertoire de toutes les images Docker disponibles. Si nécessaire, on peut héberger ses propres registres Docker et les utiliser pour extraire des images.</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W</text:span><text:span text:style-name="T7">e</text:span><text:span text:style-name="T7">b</text:span><text:span text:style-name="T7">a</text:span><text:span text:style-name="T7">p</text:span><text:span text:style-name="T7">p</text:span><text:span text:style-name="T7">s</text:span><text:span text:style-name="T7"> </text:span><text:span text:style-name="T7">a</text:span><text:span text:style-name="T7">v</text:span><text:span text:style-name="T7">e</text:span><text:span text:style-name="T7">c</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draw:text-box>
        </draw:frame>
        <draw:frame presentation:style-name="pr6" draw:text-style-name="P6" draw:layer="layout" svg:width="25.199cm" svg:height="12.18cm" svg:x="0.301cm" svg:y="3.609cm" presentation:class="outline" presentation:user-transformed="true">
          <draw:text-box>
            <text:list text:style-name="L2">
              <text:list-item>
                <text:list>
                  <text:list-item>
                    <text:list>
                      <text:list-item>
                        <text:p text:style-name="P10">Nous avons donc maintenant examiné l'exécution de docker, joué avec un conteneur Docker et également maîtrisé une terminologie. </text:p>
                      </text:list-item>
                      <text:list-item>
                        <text:p text:style-name="P10">Forts de toutes ces connaissances, nous sommes maintenant prêts à passer à la réalité, c'est-à-dire à déployer des applications Web avec Docker!</text:p>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S</text:span><text:span text:style-name="T7">i</text:span><text:span text:style-name="T7">t</text:span><text:span text:style-name="T7">e</text:span><text:span text:style-name="T7">s</text:span><text:span text:style-name="T7"> </text:span><text:span text:style-name="T7">s</text:span><text:span text:style-name="T7">t</text:span><text:span text:style-name="T7">a</text:span><text:span text:style-name="T7">t</text:span><text:span text:style-name="T7">i</text:span><text:span text:style-name="T7">q</text:span><text:span text:style-name="T7">u</text:span><text:span text:style-name="T7">e</text:span><text:span text:style-name="T7">s</text:span></text:p>
                      </text:list-header>
                    </text:list>
                  </text:list-item>
                </text:list>
              </text:list-item>
            </text:list>
          </draw:text-box>
        </draw:frame>
        <draw:frame presentation:style-name="pr6" draw:text-style-name="P6" draw:layer="layout" svg:width="25.199cm" svg:height="14.56cm" svg:x="0.301cm" svg:y="3.609cm" presentation:class="outline" presentation:user-transformed="true">
          <draw:text-box>
            <text:list text:style-name="L2">
              <text:list-item>
                <text:list>
                  <text:list-item>
                    <text:list>
                      <text:list-item>
                        <text:p text:style-name="P10">La première chose que nous allons examiner est de savoir comment nous pouvons exécuter un site Web statique extrêmement simple. </text:p>
                      </text:list-item>
                      <text:list-item>
                        <text:p text:style-name="P10">Nous allons extraire une image Docker de Docker Hub, exécuter le conteneur et voir à quel point il est facile d'exécuter un serveur Web.</text:p>
                      </text:list-item>
                      <text:list-item>
                        <text:p text:style-name="P10">L'image que nous allons utiliser est un site Web d'une seule page que j'ai déjà créé pour les besoins de cette démo et hébergé sur le registre – prakhar1989/static-site.</text:p>
                      </text:list-item>
                      <text:list-item>
                        <text:p text:style-name="P10">Nous pouvons télécharger et exécuter l'image directement en une seule fois à l'aide de docker run.</text:p>
                      </text:list-item>
                      <text:list-item>
                        <text:p text:style-name="P10">Comme indiqué ci-dessus, l'indicateur --rm supprime automatiquement le conteneur dès qu’il se termine.</text:p>
                        <text:list>
                          <text:list-item>
                            <text:p>docker run --rm prakhar1989/static-site</text:p>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S</text:span><text:span text:style-name="T7">i</text:span><text:span text:style-name="T7">t</text:span><text:span text:style-name="T7">e</text:span><text:span text:style-name="T7">s</text:span><text:span text:style-name="T7"> </text:span><text:span text:style-name="T7">s</text:span><text:span text:style-name="T7">t</text:span><text:span text:style-name="T7">a</text:span><text:span text:style-name="T7">t</text:span><text:span text:style-name="T7">i</text:span><text:span text:style-name="T7">q</text:span><text:span text:style-name="T7">u</text:span><text:span text:style-name="T7">e</text:span><text:span text:style-name="T7">s</text:span></text:p>
                      </text:list-header>
                    </text:list>
                  </text:list-item>
                </text:list>
              </text:list-item>
            </text:list>
          </draw:text-box>
        </draw:frame>
        <draw:frame presentation:style-name="pr6" draw:text-style-name="P6" draw:layer="layout" svg:width="25.199cm" svg:height="15.538cm" svg:x="0.301cm" svg:y="3.609cm" presentation:class="outline" presentation:user-transformed="true">
          <draw:text-box>
            <text:list text:style-name="L2">
              <text:list-item>
                <text:list>
                  <text:list-item>
                    <text:list>
                      <text:list-item>
                        <text:p text:style-name="P10">Étant donné que l'image n'existe pas localement, le client récupérera d'abord l'image dans le registre, puis l'exécutera. </text:p>
                        <text:list>
                          <text:list-item>
                            <text:p>Si tout se passe bien, vous devriez voir un message Nginx est en cours d'exécution ... dans votre terminal. </text:p>
                          </text:list-item>
                          <text:list-item>
                            <text:p>OK maintenant que le serveur est en cours d'exécution, comment voir le site Web? Sur quel port fonctionne-t-il? Et plus important encore, comment accéder au conteneur directement depuis notre machine hôte? Appuyez sur Ctrl + C pour arrêter le conteneur.</text:p>
                          </text:list-item>
                          <text:list-item>
                            <text:p>Eh bien, dans ce cas, le client n'expose aucun port, nous devons donc réexécuter la commande docker run pour publier les ports. Pendant que nous y sommes, nous devrions également trouver un moyen pour que notre terminal ne soit pas attaché au conteneur en cours d'exécution. </text:p>
                            <text:list>
                              <text:list-item>
                                <text:p>De cette façon, vous pouvez facilement fermer votre terminal et maintenir le conteneur en marche. C'est ce qu'on appelle le mode détaché.</text:p>
                              </text:list-item>
                            </text:list>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header>
                        <text:p text:style-name="P8"><text:span text:style-name="T7">S</text:span><text:span text:style-name="T7">i</text:span><text:span text:style-name="T7">t</text:span><text:span text:style-name="T7">e</text:span><text:span text:style-name="T7">s</text:span><text:span text:style-name="T7"> </text:span><text:span text:style-name="T7">s</text:span><text:span text:style-name="T7">t</text:span><text:span text:style-name="T7">a</text:span><text:span text:style-name="T7">t</text:span><text:span text:style-name="T7">i</text:span><text:span text:style-name="T7">q</text:span><text:span text:style-name="T7">u</text:span><text:span text:style-name="T7">e</text:span><text:span text:style-name="T7">s</text:span></text:p>
                      </text:list-header>
                    </text:list>
                  </text:list-item>
                </text:list>
              </text:list-item>
            </text:list>
          </draw:text-box>
        </draw:frame>
        <draw:frame presentation:style-name="pr6" draw:text-style-name="P6" draw:layer="layout" svg:width="25.199cm" svg:height="15.763cm" svg:x="0.301cm" svg:y="3.609cm" presentation:class="outline" presentation:user-transformed="true">
          <draw:text-box>
            <text:list text:style-name="L2">
              <text:list-item>
                <text:list>
                  <text:list-item>
                    <text:list>
                      <text:list-item>
                        <text:list>
                          <text:list-item>
                            <text:p>docker run -d -P --name static-site prakhar1989/static-site</text:p>
                          </text:list-item>
                        </text:list>
                      </text:list-item>
                      <text:list-item>
                        <text:p text:style-name="P10">-d détachera notre terminal, -P publiera tous les ports exposés sur des ports aléatoires et enfin --name correspond à un nom que nous voulons donner. </text:p>
                        <text:list>
                          <text:list-item>
                            <text:p>Nous pouvons maintenant voir les ports en exécutant la commande docker port [CONTAINER]</text:p>
                            <text:list>
                              <text:list-item>
                                <text:p>docker port static-site</text:p>
                              </text:list-item>
                            </text:list>
                          </text:list-item>
                        </text:list>
                      </text:list-item>
                      <text:list-item>
                        <text:p>Vous pouvez également spécifier un port personnalisé vers lequel le client transmettra les connexions au conteneur.</text:p>
                        <text:list>
                          <text:list-item>
                            <text:p>docker run -p 8888:80 prakhar1989/static-site</text:p>
                          </text:list-item>
                        </text:list>
                      </text:list-item>
                      <text:list-item>
                        <text:p>Pour arrêter un conteneur détaché, exécutez docker stop en donnant l'ID du conteneur. Dans ce cas, nous pouvons utiliser le nom static-site que nous avons utilisé pour démarrer le conteneur.</text:p>
                        <text:list>
                          <text:list-item>
                            <text:p>docker stop static-site</text:p>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item>
                        <text:list>
                          <text:list-header>
                            <text:p text:style-name="P11"><text:span text:style-name="T7">I</text:span><text:span text:style-name="T7">m</text:span><text:span text:style-name="T7">a</text:span><text:span text:style-name="T7">g</text:span><text:span text:style-name="T7">e</text:span><text:span text:style-name="T7">s</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text:list-item>
            </text:list>
          </draw:text-box>
        </draw:frame>
        <draw:frame presentation:style-name="pr6" draw:text-style-name="P6" draw:layer="layout" svg:width="25.199cm" svg:height="12.18cm" svg:x="0.301cm" svg:y="3.609cm" presentation:class="outline" presentation:user-transformed="true">
          <draw:text-box>
            <text:list text:style-name="L2">
              <text:list-item>
                <text:list>
                  <text:list-item>
                    <text:list>
                      <text:list-item>
                        <text:list>
                          <text:list-item>
                            <text:p>Nous avons déjà examiné les images, mais dans cette section, nous allons approfondir ce que sont les images Docker et créer notre propre image! </text:p>
                          </text:list-item>
                          <text:list-item>
                            <text:p>Enfin, nous utiliserons également cette image pour exécuter notre application localement et enfin la déployer sur AWS.</text:p>
                          </text:list-item>
                          <text:list-item>
                            <text:p>Les images Docker sont la base des conteneurs. </text:p>
                          </text:list-item>
                          <text:list-item>
                            <text:p>Dans l'exemple précédent, nous avons extrait l'image Busybox du registre et avons demandé au client Docker d'exécuter un conteneur basé sur cette image. </text:p>
                          </text:list-item>
                          <text:list-item>
                            <text:p>Pour voir la liste des images disponibles localement, utilisez la commande </text:p>
                            <text:list>
                              <text:list-item>
                                <text:p>docker images.</text:p>
                              </text:list-item>
                            </text:list>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item>
                        <text:list>
                          <text:list-header>
                            <text:p text:style-name="P11"><text:span text:style-name="T7">I</text:span><text:span text:style-name="T7">m</text:span><text:span text:style-name="T7">a</text:span><text:span text:style-name="T7">g</text:span><text:span text:style-name="T7">e</text:span><text:span text:style-name="T7">s</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text:list-item>
            </text:list>
          </draw:text-box>
        </draw:frame>
        <draw:frame presentation:style-name="pr6" draw:text-style-name="P6" draw:layer="layout" svg:width="25.199cm" svg:height="12.18cm" svg:x="0.301cm" svg:y="3.609cm" presentation:class="outline" presentation:user-transformed="true">
          <draw:text-box>
            <text:list text:style-name="L2">
              <text:list-item>
                <text:list>
                  <text:list-item>
                    <text:list>
                      <text:list-item>
                        <text:list>
                          <text:list-item>
                            <text:p>Ce qui précède donne une liste d'images que j'ai extraites du registre, ainsi que celles que j'ai créées moi-même (nous verrons bientôt comment). </text:p>
                            <text:list>
                              <text:list-item>
                                <text:p>Le TAG fait référence à un instantané particulier de l'image et l'ID D'IMAGE est l'identifiant unique correspondant pour cette image.</text:p>
                              </text:list-item>
                            </text:list>
                          </text:list-item>
                          <text:list-item>
                            <text:p>Pour plus de simplicité, vous pouvez penser à une image semblable à un référentiel git - les images peuvent être validées avec des modifications et avoir plusieurs versions. </text:p>
                            <text:list>
                              <text:list-item>
                                <text:p>Si vous ne fournissez pas de numéro de version spécifique, le client utilise par défaut le dernier. Par exemple, vous pouvez extraire une version spécifique de l'image ubuntu</text:p>
                                <text:list>
                                  <text:list-item>
                                    <text:p>docker pull ubuntu:18.04</text:p>
                                  </text:list-item>
                                </text:list>
                              </text:list-item>
                            </text:list>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item>
                        <text:list>
                          <text:list-header>
                            <text:p text:style-name="P11"><text:span text:style-name="T7">I</text:span><text:span text:style-name="T7">m</text:span><text:span text:style-name="T7">a</text:span><text:span text:style-name="T7">g</text:span><text:span text:style-name="T7">e</text:span><text:span text:style-name="T7">s</text:span><text:span text:style-name="T7"> </text:span><text:span text:style-name="T7">D</text:span><text:span text:style-name="T7">o</text:span><text:span text:style-name="T7">c</text:span><text:span text:style-name="T7">k</text:span><text:span text:style-name="T7">e</text:span><text:span text:style-name="T7">r</text:span></text:p>
                          </text:list-header>
                        </text:list>
                      </text:list-item>
                    </text:list>
                  </text:list-item>
                </text:list>
              </text:list-item>
            </text:list>
          </draw:text-box>
        </draw:frame>
        <draw:frame presentation:style-name="pr6" draw:text-style-name="P6" draw:layer="layout" svg:width="25.199cm" svg:height="13.393cm" svg:x="0.301cm" svg:y="3.609cm" presentation:class="outline" presentation:user-transformed="true">
          <draw:text-box>
            <text:list text:style-name="L2">
              <text:list-item>
                <text:list>
                  <text:list-item>
                    <text:list>
                      <text:list-item>
                        <text:list>
                          <text:list-item>
                            <text:p>Pour obtenir une nouvelle image Docker, vous pouvez l'obtenir à partir d'un registre (tel que Docker Hub) ou créer la vôtre. </text:p>
                          </text:list-item>
                          <text:list-item>
                            <text:p>Des dizaines de milliers d'images sont disponibles sur Docker Hub. </text:p>
                            <text:list>
                              <text:list-item>
                                <text:p>Vous pouvez également rechercher des images directement à partir de la ligne de commande à l'aide de la recherche de menu fixe.</text:p>
                              </text:list-item>
                            </text:list>
                          </text:list-item>
                          <text:list-item>
                            <text:p>Une distinction importante à prendre en compte en matière d'images est la différence entre les images de base et les images enfants.</text:p>
                            <text:list>
                              <text:list-item>
                                <text:p>Les images de base sont des images qui n'ont pas d'image parente, généralement des images avec un système d'exploitation comme ubuntu, busybox ou debian.</text:p>
                              </text:list-item>
                              <text:list-item>
                                <text:p>Les images enfants sont des images qui s'appuient sur des images de base et ajoutent des fonctionnalités supplémentaires.</text:p>
                              </text:list-item>
                            </text:list>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list text:style-name="L2">
              <text:list-item>
                <text:list>
                  <text:list-item>
                    <text:list>
                      <text:list-item>
                        <text:list>
                          <text:list-header>
                            <text:p text:style-name="P11"><text:span text:style-name="T7">Images Docker</text:span></text:p>
                          </text:list-header>
                        </text:list>
                      </text:list-item>
                    </text:list>
                  </text:list-item>
                </text:list>
              </text:list-item>
            </text:list>
          </draw:text-box>
        </draw:frame>
        <draw:frame presentation:style-name="pr6" draw:text-style-name="P6" draw:layer="layout" svg:width="25.199cm" svg:height="12.18cm" svg:x="0.301cm" svg:y="3.609cm" presentation:class="outline" presentation:user-transformed="true">
          <draw:text-box>
            <text:list text:style-name="L2">
              <text:list-item>
                <text:list>
                  <text:list-item>
                    <text:list>
                      <text:list-item>
                        <text:list>
                          <text:list-item>
                            <text:p>Ensuite, il y a les images officielles et utilisateur, qui peuvent être à la fois des images de base et des images enfants.</text:p>
                            <text:list>
                              <text:list-item>
                                <text:p>Les images officielles sont des images qui sont officiellement maintenues et prises en charge par les gens de Docker. </text:p>
                              </text:list-item>
                              <text:list-item>
                                <text:p>Ce sont généralement des nom en un seul mot. Dans la liste des images ci-dessus, les images python, ubuntu, busybox et hello-world sont des images officielles.</text:p>
                              </text:list-item>
                              <text:list-item>
                                <text:p>Les images utilisateur sont des images créées et partagées par des utilisateurs comme vous et moi. </text:p>
                                <text:list>
                                  <text:list-item>
                                    <text:p>Ils s'appuient sur des images de base et ajoutent des fonctionnalités supplémentaires. En règle générale, ils sont formatés en tant que nom d'utilisateur / image.</text:p>
                                  </text:list-item>
                                </text:list>
                              </text:list-item>
                            </text:list>
                          </text:list-item>
                        </text:list>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23" presentation:class="page"/>
          <draw:frame presentation:style-name="pr7" draw:text-style-name="P7"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p><text:span text:style-name="T7">Archi</text:span><text:span text:style-name="T7">tectu</text:span><text:span text:style-name="T7">re(2)</text:span></text:p>
          </draw:text-box>
        </draw:frame>
        <draw:custom-shape draw:style-name="gr2" draw:text-style-name="P13" draw:layer="layout" svg:width="10.5cm" svg:height="1cm" svg:x="5cm" svg:y="18cm">
          <text:p text:style-name="P12">microkernel</text:p>
          <draw:enhanced-geometry svg:viewBox="0 0 21600 21600" draw:type="rectangle" draw:enhanced-path="M 0 0 L 21600 0 21600 21600 0 21600 0 0 Z N"/>
        </draw:custom-shape>
        <draw:line draw:style-name="gr3" draw:text-style-name="P14" draw:layer="layout" svg:x1="5.3cm" svg:y1="17.2cm" svg:x2="15.3cm" svg:y2="17.2cm">
          <text:p/>
        </draw:line>
        <draw:line draw:style-name="gr3" draw:text-style-name="P14" draw:layer="layout" svg:x1="5.3cm" svg:y1="13.2cm" svg:x2="15.3cm" svg:y2="13.2cm">
          <text:p/>
        </draw:line>
        <draw:custom-shape draw:style-name="gr2" draw:text-style-name="P13" draw:layer="layout" svg:width="2cm" svg:height="2cm" svg:x="10.9cm" svg:y="13.8cm">
          <text:p text:style-name="P12">VF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5.901cm" svg:y="13.601cm">
          <text:p text:style-name="P12">P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8.301cm" svg:y="14.701cm">
          <text:p text:style-name="P12">ET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13.001cm" svg:y="14.901cm">
          <text:p text:style-name="P12">DISK</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4" draw:layer="layout" svg:x1="5.3cm" svg:y1="9.3cm" svg:x2="15.3cm" svg:y2="9.3cm">
          <text:p/>
        </draw:line>
        <draw:custom-shape draw:style-name="gr2" draw:text-style-name="P13" draw:layer="layout" svg:width="2cm" svg:height="2cm" svg:x="5.902cm" svg:y="9.602cm">
          <text:p text:style-name="P12">P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8.902cm" svg:y="10.902cm">
          <text:p text:style-name="P12">L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11.102cm" svg:y="9.502cm">
          <text:p text:style-name="P12">C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13.002cm" svg:y="10.802cm">
          <text:p text:style-name="P12">IN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6.002cm" svg:y="6.602cm">
          <text:p text:style-name="P12">G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9.802cm" svg:y="6.602cm">
          <text:p text:style-name="P12">SS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3" draw:layer="layout" svg:width="2cm" svg:height="2cm" svg:x="12.302cm" svg:y="6.502cm">
          <text:p text:style-name="P12">X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5" draw:layer="layout" svg:width="3.838cm" svg:height="1.517cm" svg:x="17cm" svg:y="17.8cm">
          <draw:text-box>
            <text:p><text:span text:style-name="T8">kernel</text:span></text:p>
          </draw:text-box>
        </draw:frame>
        <draw:custom-shape draw:style-name="gr6" draw:text-style-name="P14" draw:layer="layout" svg:width="0.5cm" svg:height="4.5cm" svg:x="16cm" svg:y="13cm">
          <text:p/>
          <draw:enhanced-geometry svg:viewBox="0 0 21600 21600" draw:glue-points="0 0 0 21600 21600 10800" draw:text-areas="0 ?f9 7800 ?f10" draw:type="right-brace" draw:modifiers="1800 10567.251721839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6" draw:layer="layout" svg:width="4.287cm" svg:height="1.28cm" svg:x="17cm" svg:y="14.7cm">
          <draw:text-box>
            <text:p><text:span text:style-name="T9">Service</text:span><text:span text:style-name="T9">s</text:span></text:p>
          </draw:text-box>
        </draw:frame>
        <draw:custom-shape draw:style-name="gr6" draw:text-style-name="P14" draw:layer="layout" svg:width="0.5cm" svg:height="3cm" svg:x="16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17" draw:layer="layout" svg:width="4.727cm" svg:height="2.067cm" svg:x="17.1cm" svg:y="10cm">
          <draw:text-box>
            <text:p><text:span text:style-name="T10">Userlan</text:span><text:span text:style-name="T10">d</text:span></text:p>
            <text:p>(NetBSD)</text:p>
          </draw:text-box>
        </draw:frame>
        <draw:custom-shape draw:style-name="gr6" draw:text-style-name="P14" draw:layer="layout" svg:width="1cm" svg:height="3cm" svg:x="15.5cm" svg:y="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17" draw:layer="layout" svg:width="5.061cm" svg:height="2.067cm" svg:x="17.3cm" svg:y="6cm">
          <draw:text-box>
            <text:p><text:span text:style-name="T10">Packag</text:span><text:span text:style-name="T10">es</text:span></text:p>
            <text:p>(pkgsrc)</text:p>
          </draw:text-box>
        </draw:frame>
        <draw:custom-shape draw:style-name="gr6" draw:text-style-name="P14" draw:layer="layout" svg:width="1cm" svg:height="5.5cm" svg:x="21.5cm" svg:y="1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14" draw:layer="layout" svg:width="0.5cm" svg:height="8cm" svg:x="22.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18" draw:layer="layout" svg:width="4.503cm" svg:height="2.157cm" svg:x="23cm" svg:y="15.442cm">
          <draw:text-box>
            <text:p><text:span text:style-name="T11">Operatin</text:span><text:span text:style-name="T11">g</text:span></text:p>
            <text:p><text:span text:style-name="T11">System</text:span></text:p>
          </draw:text-box>
        </draw:frame>
        <draw:frame draw:style-name="gr11" draw:text-style-name="P18" draw:layer="layout" svg:width="4.122cm" svg:height="1.204cm" svg:x="23.101cm" svg:y="7.743cm">
          <draw:text-box>
            <text:p><text:span text:style-name="T11">Userlan</text:span><text:span text:style-name="T11">d</text:span></text:p>
          </draw:text-box>
        </draw:frame>
        <draw:frame draw:style-name="gr12" draw:text-style-name="P17" draw:layer="layout" svg:width="18.862cm" svg:height="0.962cm" svg:x="0.962cm" svg:y="20cm">
          <draw:text-box>
            <text:p>Src : http://www.minix3.org/conference/2016/program.html#Talk-1</text:p>
          </draw:text-box>
        </draw:frame>
        <presentation:notes draw:style-name="dp2">
          <draw:page-thumbnail draw:style-name="gr1" draw:layer="layout" svg:width="14.848cm" svg:height="11.136cm" svg:x="3.075cm" svg:y="2.257cm" draw:page-number="24" presentation:class="page"/>
          <draw:frame presentation:style-name="pr7" draw:text-style-name="P7"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presentation:user-transformed="true">
          <draw:text-box>
            <text:p><text:span text:style-name="T7">Archi</text:span><text:span text:style-name="T7">tectu</text:span><text:span text:style-name="T7">re : </text:span><text:span text:style-name="T7">Micr</text:span><text:span text:style-name="T7">o-</text:span><text:span text:style-name="T7">noya</text:span><text:span text:style-name="T7">u </text:span></text:p>
          </draw:text-box>
        </draw:frame>
        <draw:frame presentation:style-name="pr17" draw:text-style-name="P6" draw:layer="layout" svg:width="25.199cm" svg:height="12.334cm" svg:x="1.4cm" svg:y="4.914cm" presentation:class="outline" presentation:user-transformed="true">
          <draw:text-box>
            <text:list text:style-name="L2">
              <text:list-item>
                <text:p>Coeur de Minix</text:p>
              </text:list-item>
              <text:list-item>
                <text:p>Gère les functionnalités de bas niveau</text:p>
                <text:list>
                  <text:list-item>
                    <text:list>
                      <text:list-item>
                        <text:p>Interruption, Ordonnancement , Les primitives de IPC</text:p>
                      </text:list-item>
                    </text:list>
                  </text:list-item>
                </text:list>
              </text:list-item>
              <text:list-item>
                <text:p>C'est le seul de Minix qui s'exécute en kernel mode </text:p>
                <text:list>
                  <text:list-item>
                    <text:p>Le micro-noyau a un accès total à tout le matériel physique </text:p>
                    <text:list>
                      <text:list-item>
                        <text:p>Périphériques matériels, MMU, <text:s/>space d'adressage physique</text:p>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7"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Mes</text:span><text:span text:style-name="T7">sage </text:span><text:span text:style-name="T7">pass</text:span><text:span text:style-name="T7">ing </text:span><text:span text:style-name="T7">for </text:span><text:span text:style-name="T7">IPC</text:span></text:p>
          </draw:text-box>
        </draw:frame>
        <draw:frame presentation:style-name="pr6" draw:text-style-name="P6" draw:layer="layout" svg:width="25.199cm" svg:height="12.18cm" svg:x="1.4cm" svg:y="4.914cm" presentation:class="outline" presentation:user-transformed="true">
          <draw:text-box>
            <text:list text:style-name="L2">
              <text:list-item>
                <text:p>Minix utilise les messages pour la communication entre processus</text:p>
                <text:list>
                  <text:list-item>
                    <text:p>La taille d'un message est fixe : 64Bytes</text:p>
                  </text:list-item>
                </text:list>
              </text:list-item>
              <text:list-item>
                <text:p>Le micro-noyau fourni des primitives synchrones et des primitives asynchrones</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Mes</text:span><text:span text:style-name="T7">sage </text:span><text:span text:style-name="T7">pass</text:span><text:span text:style-name="T7">ing </text:span><text:span text:style-name="T7">for </text:span><text:span text:style-name="T7">IPC(</text:span><text:span text:style-name="T7">2)</text:span></text:p>
          </draw:text-box>
        </draw:frame>
        <draw:frame draw:style-name="gr13" draw:text-style-name="P17" draw:layer="layout" svg:width="17.75cm" svg:height="16.066cm" svg:x="4cm" svg:y="4.434cm">
          <draw:text-box>
            <text:p>typedef struct {</text:p>
            <text:p><text:s text:c="2"/>endpoint_t m_source;<text:tab/><text:tab/>/* who sent the message */</text:p>
            <text:p><text:s text:c="2"/>int m_type;<text:tab/><text:tab/><text:tab/>/* what kind of message is it */</text:p>
            <text:p><text:s text:c="2"/>union {</text:p>
            <text:p>mess_1 m_m1;</text:p>
            <text:p>mess_2 m_m2;</text:p>
            <text:p>mess_3 m_m3;</text:p>
            <text:p>mess_4 m_m4;</text:p>
            <text:p>mess_5 m_m5;</text:p>
            <text:p>mess_7 m_m7;</text:p>
            <text:p>mess_8 m_m8;</text:p>
            <text:p>mess_6 m_m6;</text:p>
            <text:p>mess_9 m_m9;</text:p>
            <text:p>mess_10 m_m10;</text:p>
            <text:p><text:s text:c="2"/>} m_u;</text:p>
            <text:p>} message __aligned(16);</text:p>
            <text:p/>
          </draw:text-box>
        </draw:frame>
        <presentation:notes draw:style-name="dp2">
          <draw:page-thumbnail draw:style-name="gr1" draw:layer="layout" svg:width="14.848cm" svg:height="11.136cm" svg:x="3.075cm" svg:y="2.257cm" draw:page-number="27" presentation:class="page"/>
          <draw:frame presentation:style-name="pr7"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Mes</text:span><text:span text:style-name="T7">sage </text:span><text:span text:style-name="T7">pass</text:span><text:span text:style-name="T7">ing </text:span><text:span text:style-name="T7">for </text:span><text:span text:style-name="T7">IPC(</text:span><text:span text:style-name="T7">3)</text:span></text:p>
          </draw:text-box>
        </draw:frame>
        <draw:frame draw:style-name="gr14" draw:text-style-name="P17" draw:layer="layout" svg:width="25.351cm" svg:height="16.98cm" svg:x="1.649cm" svg:y="4.52cm">
          <draw:text-box>
            <text:p>int mini_send(</text:p>
            <text:p><text:s text:c="2"/>register struct proc *caller_ptr,<text:tab/>/* who is trying to send a message? */</text:p>
            <text:p><text:s text:c="2"/>endpoint_t dst_e,<text:tab/><text:tab/><text:tab/>/* to whom is message being sent? */</text:p>
            <text:p><text:s text:c="2"/>message *m_ptr,<text:tab/><text:tab/><text:tab/>/* pointer to message buffer */</text:p>
            <text:p><text:s text:c="2"/>const int flags</text:p>
            <text:p>)</text:p>
            <text:p/>
            <text:p>static int mini_receive(struct proc * caller_ptr,</text:p>
            <text:p>endpoint_t src_e, /* which message source is wanted */</text:p>
            <text:p>message * m_buff_usr, /* pointer to message buffer */</text:p>
            <text:p>const int flags)</text:p>
            <text:p/>
            <text:p>int mini_notify(</text:p>
            <text:p><text:s text:c="2"/>const struct proc *caller_ptr,<text:tab/>/* sender of the notification */</text:p>
            <text:p><text:s text:c="2"/>endpoint_t dst_e<text:tab/><text:tab/><text:tab/>/* which process to notify */</text:p>
            <text:p>)</text:p>
            <text:p/>
            <text:p>static int mini_senda(struct proc *caller_ptr, asynmsg_t *table, size_t size)</text:p>
            <text:p/>
          </draw:text-box>
        </draw:frame>
        <presentation:notes draw:style-name="dp2">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Mem</text:span><text:span text:style-name="T7">ory </text:span><text:span text:style-name="T7">grant</text:span></text:p>
          </draw:text-box>
        </draw:frame>
        <draw:frame presentation:style-name="pr18" draw:text-style-name="P6" draw:layer="layout" svg:width="25.199cm" svg:height="13.073cm" svg:x="1.4cm" svg:y="4.914cm" presentation:class="outline" presentation:user-transformed="true">
          <draw:text-box>
            <text:list text:style-name="L2">
              <text:list-item>
                <text:p>Pour transferer de grandes quantité de données :</text:p>
                <text:list>
                  <text:list-item>
                    <text:p>Un processus autorise un autre processus un access indirect en lecture/écriture à une zone spécifique de son espace <text:s/>mémoire virtuel</text:p>
                  </text:list-item>
                  <text:list-item>
                    <text:p>L'autorisation est gérée par le processus qui l'a émise </text:p>
                  </text:list-item>
                  <text:list-item>
                    <text:p>Le noyau effectue l'opération de <text:s/>lecture/ecriture</text:p>
                  </text:list-item>
                  <text:list-item>
                    <text:p>Le credential de l'autorisation (un identifiant de 4bytes) est échangé par envoi de message.</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Kern</text:span><text:span text:style-name="T7">el </text:span><text:span text:style-name="T7">syst</text:span><text:span text:style-name="T7">em </text:span><text:span text:style-name="T7">calls</text:span></text:p>
          </draw:text-box>
        </draw:frame>
        <draw:frame presentation:style-name="pr19" draw:text-style-name="P6" draw:layer="layout" svg:width="25.199cm" svg:height="13.895cm" svg:x="1.4cm" svg:y="4.914cm" presentation:class="outline" presentation:user-transformed="true">
          <draw:text-box>
            <text:list text:style-name="L2">
              <text:list-item>
                <text:p>Kernel system calls permette au reste du système d'accéder à :</text:p>
                <text:list>
                  <text:list-item>
                    <text:p>Message passing</text:p>
                  </text:list-item>
                  <text:list-item>
                    <text:p>Memory grant</text:p>
                  </text:list-item>
                  <text:list-item>
                    <text:p>Et le matériel physique </text:p>
                  </text:list-item>
                </text:list>
              </text:list-item>
              <text:list-item>
                <text:p>Les kernel system call sont spécifiques à Minix et sont fournis par le micro-noyau</text:p>
                <text:list>
                  <text:list-item>
                    <text:p>A ne pas confondre avec les POSIX system call qui sont implémentés à un niveau d'abstraction plus élever.</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7" draw:text-style-name="P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User</text:span><text:span text:style-name="T7">-</text:span><text:span text:style-name="T7">mod</text:span><text:span text:style-name="T7">e </text:span><text:span text:style-name="T7">serv</text:span><text:span text:style-name="T7">er </text:span><text:span text:style-name="T7">proc</text:span><text:span text:style-name="T7">esse</text:span><text:span text:style-name="T7">s</text:span></text:p>
          </draw:text-box>
        </draw:frame>
        <draw:frame presentation:style-name="pr20" draw:text-style-name="P6" draw:layer="layout" svg:width="25.199cm" svg:height="15.792cm" svg:x="1.4cm" svg:y="4.914cm" presentation:class="outline" presentation:user-transformed="true">
          <draw:text-box>
            <text:list text:style-name="L2">
              <text:list-item>
                <text:p>Ces processus s'exécutent en user mode</text:p>
                <text:list>
                  <text:list-item>
                    <text:p>Ils ne peuvent pas accéder directement au matériel au à la mémoire qui ne fait pas partir de leur espace d'adressage</text:p>
                  </text:list-item>
                  <text:list-item>
                    <text:p>Ils utilisent les appels systèmes (system call) pour interagir avec <text:s/>les autres procesus et le matériel à travers le micro-noyau.</text:p>
                  </text:list-item>
                </text:list>
              </text:list-item>
              <text:list-item>
                <text:p>Dans Minix tous les processus à part le noyau sont des processus utilisateurs.</text:p>
                <text:list>
                  <text:list-item>
                    <text:p>Cependant les processus serveurs sont conceptuellement divisés en deux groupes</text:p>
                    <text:list>
                      <text:list-item>
                        <text:p>Les drivers et les serveurs. </text:p>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 draw:text-style-name="P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5" draw:text-style-name="P5" draw:layer="layout" svg:width="25.199cm" svg:height="3.506cm" svg:x="1.4cm" svg:y="0.837cm" presentation:class="title" presentation:user-transformed="true">
          <draw:text-box>
            <text:p><text:span text:style-name="T7">User</text:span><text:span text:style-name="T7">-</text:span><text:span text:style-name="T7">mod</text:span><text:span text:style-name="T7">e </text:span><text:span text:style-name="T7">serv</text:span><text:span text:style-name="T7">er </text:span><text:span text:style-name="T7">proc</text:span><text:span text:style-name="T7">esse</text:span><text:span text:style-name="T7">s</text:span></text:p>
          </draw:text-box>
        </draw:frame>
        <draw:frame presentation:style-name="pr21" draw:text-style-name="P6" draw:layer="layout" svg:width="25.199cm" svg:height="15.216cm" svg:x="1.4cm" svg:y="4.914cm" presentation:class="outline" presentation:user-transformed="true">
          <draw:text-box>
            <text:list text:style-name="L2">
              <text:list-item>
                <text:p>Les drivers (pilotes)</text:p>
                <text:list>
                  <text:list-item>
                    <text:list>
                      <text:list-item>
                        <text:p>Sont les processus qui gèrent un matériel spécifique</text:p>
                      </text:list-item>
                      <text:list-item>
                        <text:p>Chacun de ces processus ont accès aux ressources du matériel (input/output port, interrupts) à partir du micro-noyau.</text:p>
                      </text:list-item>
                    </text:list>
                  </text:list-item>
                </text:list>
              </text:list-item>
              <text:list-item>
                <text:p>Les serveurs</text:p>
                <text:list>
                  <text:list-item>
                    <text:list>
                      <text:list-item>
                        <text:p>Les serveurs sont les processus qui offrent des services au reste du système</text:p>
                      </text:list-item>
                      <text:list-item>
                        <text:p>Pour cela ils utilisent les processus drivers, le micro-noyau et les autres serveurs pour répondre aux requêtes qu'ils recoivent.</text:p>
                      </text:list-item>
                      <text:list-item>
                        <text:p>Les serveurs n'accèdent pas aux ressources matériels comme les drivers.</text:p>
                      </text:list-item>
                    </text:list>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 draw:text-style-name="P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5" draw:text-style-name="P5" draw:layer="layout" svg:width="25.199cm" svg:height="3.506cm" svg:x="1.301cm" svg:y="0.5cm" presentation:class="title" presentation:user-transformed="true">
          <draw:text-box>
            <text:p><text:span text:style-name="T7">User</text:span><text:span text:style-name="T7">-land</text:span></text:p>
          </draw:text-box>
        </draw:frame>
        <draw:frame presentation:style-name="pr22" draw:text-style-name="P6" draw:layer="layout" svg:width="25.199cm" svg:height="16.463cm" svg:x="1.301cm" svg:y="3.537cm" presentation:class="outline" presentation:user-transformed="true">
          <draw:text-box>
            <text:list text:style-name="L2">
              <text:list-item>
                <text:list>
                  <text:list-item>
                    <text:p>Collection de processus, de librairies, fichiers et composants que les utilisateurs de l'OS utilise pour exécuter leur tâches.</text:p>
                  </text:list-item>
                  <text:list-item>
                    <text:p>C'est des processus comme les serveurs et les drivers, mais ilsn'ont pas de privilèges spécifiques</text:p>
                  </text:list-item>
                  <text:list-item>
                    <text:p>Pour accéder aux fonctionnalités telles que le système de fichier ou le réseau il font des requêtes vers les serveurs.</text:p>
                  </text:list-item>
                  <text:list-item>
                    <text:p>L'application programming interface (API) fournie au niveau bas de POSIX </text:p>
                    <text:list>
                      <text:list-item>
                        <text:p>un ensemble d'appel système courant (pas ceux du micro-noyau de Minix) et des functions de librairies que tous les systèmes UNIX et les systèmes comme Unix partage. </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7" draw:text-style-name="P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5" draw:text-style-name="P5" draw:layer="layout" svg:width="25.199cm" svg:height="3.506cm" svg:x="1.301cm" svg:y="0.5cm" presentation:class="title" presentation:user-transformed="true">
          <draw:text-box>
            <text:p><text:span text:style-name="T7">User</text:span><text:span text:style-name="T7">-land</text:span></text:p>
          </draw:text-box>
        </draw:frame>
        <draw:frame presentation:style-name="pr6" draw:text-style-name="P6" draw:layer="layout" svg:width="25.199cm" svg:height="12.18cm" svg:x="1.301cm" svg:y="3.537cm" presentation:class="outline" presentation:user-transformed="true">
          <draw:text-box>
            <text:list text:style-name="L2">
              <text:list-item>
                <text:list>
                  <text:list-item>
                    <text:p>Depuis Minix 3.2.0 presque tout le Userland est importé de NetBSDavec quelques utilitaires spécificique à Minix pour administrer les serveurs et les driver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449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3</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23</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1-10-07T07:34:02.52</meta:creation-date>
    <meta:editing-duration>P1DT11H9M7S</meta:editing-duration>
    <meta:editing-cycles>208</meta:editing-cycles>
    <dc:date>2020-12-14T14:32:03.880328036</dc:date>
    <meta:generator>LibreOffice/7.0.3.1$Linux_X86_64 LibreOffice_project/00$Build-1</meta:generator>
    <meta:print-date>2020-12-14T17:57:22.319498052</meta:print-date>
    <meta:document-statistic meta:object-count="195"/>
  </office:meta>
</office:document-meta>
</file>